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" svg:font-family="'Lohit Devanagari'"/>
    <style:font-face style:name="OpenSymbol3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502cm" fo:min-width="3.4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02cm" fo:min-width="9.6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7.684cm" svg:x2="25.4cm" svg:y2="7.684cm">
          <text:p/>
        </draw:line>
        <draw:line draw:style-name="gr1" draw:text-style-name="P1" draw:layer="layout" svg:x1="3.302cm" svg:y1="13.018cm" svg:x2="25.4cm" svg:y2="13.0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5.8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10.7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10.424cm" svg:x2="25.4cm" svg:y2="10.4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5.334cm" svg:x2="24.892cm" svg:y2="5.334cm">
          <text:p/>
        </draw:line>
        <draw:frame draw:style-name="gr3" draw:text-style-name="P2" draw:layer="layout" svg:width="3.935cm" svg:height="1.673cm" svg:x="2.455cm" svg:y="3.806cm">
          <draw:text-box>
            <text:p>Param Data</text:p>
          </draw:text-box>
        </draw:frame>
        <draw:custom-shape draw:style-name="gr7" draw:text-style-name="P5" xml:id="id2" draw:id="id2" draw:layer="layout" svg:width="4.826cm" svg:height="1.714cm" svg:x="15.748cm" svg:y="8.382cm">
          <text:p text:style-name="P4">Shipping li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6" draw:id="id6" draw:layer="layout" svg:width="5.588cm" svg:height="2.476cm" svg:x="19.812cm" svg:y="13.272cm">
          <text:p text:style-name="P6"><text:span text:style-name="T1">1.route</text:span></text:p>
          <text:p text:style-name="P6"><text:span text:style-name="T1">2.shipping lines</text:span></text:p>
          <text:p text:style-name="P6"><text:span text:style-name="T1">3. list of ships.</text:span></text:p>
          <text:p text:style-name="P6"><text:span text:style-name="T1">4. Bookables</text:span></text:p>
          <text:p text:style-name="P6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9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10" draw:text-style-name="P5" xml:id="id1" draw:id="id1" draw:layer="layout" svg:width="8.636cm" svg:height="1.27cm" svg:x="10.668cm" svg:y="1.27cm">
          <text:p text:style-name="P4">consignment.js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1" draw:text-style-name="P2" draw:layer="layout" svg:width="4.638cm" svg:height="1.673cm" svg:x="1.779cm" svg:y="8.143cm">
          <draw:text-box>
            <text:p><text:s text:c="5"/>Fetch Own </text:p>
            <text:p><text:s text:c="2"/>Service Data</text:p>
          </draw:text-box>
        </draw:frame>
        <draw:custom-shape draw:style-name="gr12" draw:text-style-name="P5" xml:id="id3" draw:id="id3" draw:layer="layout" svg:width="10.16cm" svg:height="1.27cm" svg:x="8.89cm" svg:y="5.842cm">
          <text:p text:style-name="P4">*routes 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4.826cm" svg:height="1.714cm" svg:x="8.128cm" svg:y="13.526cm">
          <text:p text:style-name="P8"><text:span text:style-name="T1">Select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svg:x1="14.986cm" svg:y1="2.54cm" svg:x2="18.161cm" svg:y2="8.382cm" draw:start-shape="id1" draw:start-glue-point="2" draw:end-shape="id2" draw:end-glue-point="4" svg:d="M14986 2540v2921h3175v2921" svg:viewBox="0 0 3176 5843">
          <text:p/>
        </draw:connector>
        <draw:custom-shape draw:style-name="gr7" draw:text-style-name="P10" xml:id="id5" draw:id="id5" draw:layer="layout" svg:width="4.826cm" svg:height="1.714cm" svg:x="13.716cm" svg:y="13.526cm">
          <text:p text:style-name="P8"><text:span text:style-name="T1">Select Shipping 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svg:x1="8.89cm" svg:y1="6.477cm" svg:x2="10.541cm" svg:y2="13.526cm" draw:start-shape="id3" draw:start-glue-point="3" draw:end-shape="id4" draw:end-glue-point="4" svg:d="M8890 6477h-501v3842h2152v3207" svg:viewBox="0 0 2153 7050">
          <text:p/>
        </draw:connector>
        <draw:connector draw:style-name="gr13" draw:text-style-name="P9" draw:layer="layout" svg:x1="18.161cm" svg:y1="10.096cm" svg:x2="16.129cm" svg:y2="13.526cm" draw:start-shape="id2" draw:start-glue-point="8" draw:end-shape="id5" draw:end-glue-point="4" svg:d="M18161 10096v1716h-2032v1714" svg:viewBox="0 0 2033 3431">
          <text:p/>
        </draw:connector>
        <draw:connector draw:style-name="gr13" draw:text-style-name="P9" draw:layer="layout" svg:x1="12.248cm" svg:y1="13.777cm" svg:x2="22.606cm" svg:y2="13.272cm" draw:start-shape="id4" draw:start-glue-point="11" draw:end-shape="id6" draw:end-glue-point="4" svg:d="M12248 13777v-1006h10358v501" svg:viewBox="0 0 10359 1007">
          <text:p/>
        </draw:connector>
        <draw:connector draw:style-name="gr13" draw:text-style-name="P9" draw:layer="layout" svg:x1="16.129cm" svg:y1="15.24cm" svg:x2="22.606cm" svg:y2="15.748cm" draw:start-shape="id5" draw:start-glue-point="8" draw:end-shape="id6" draw:end-glue-point="8" svg:d="M16129 15240v1010h6477v-502" svg:viewBox="0 0 6478 1011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" svg:font-family="'Lohit Devanagari'"/>
    <style:font-face style:name="OpenSymbol3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1-25T17:57:32.592135576</dc:date>
    <meta:editing-duration>PT6H18M58S</meta:editing-duration>
    <meta:editing-cycles>55</meta:editing-cycles>
    <meta:generator>LibreOffice/6.4.6.2$Linux_X86_64 LibreOffice_project/40$Build-2</meta:generator>
    <meta:document-statistic meta:object-count="52"/>
  </office:meta>
</office:document-meta>
</file>